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office:value-type="string">
            <text:p>R</text:p>
          </table:table-cell>
          <table:table-cell office:value-type="string">
            <text:p>C [nF]</text:p>
          </table:table-cell>
          <table:table-cell office:value-type="string">
            <text:p>C [nF] corrected</text:p>
          </table:table-cell>
          <table:table-cell office:value-type="string">
            <text:p>Periode [us]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k corrected</text:p>
          </table:table-cell>
          <table:table-cell office:value-type="string">
            <text:p>Bemerkung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-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56">
            <text:p>56</text:p>
          </table:table-cell>
          <table:table-cell office:value-type="float" office:value="59.7">
            <text:p>59.7</text:p>
          </table:table-cell>
          <table:table-cell office:value-type="float" office:value="178">
            <text:p>178</text:p>
          </table:table-cell>
          <table:table-cell table:formula="of:=[.E4]/([.B4]*[.C4])" office:value-type="float" office:value="0.00317857142857143">
            <text:p>0.0032</text:p>
          </table:table-cell>
          <table:table-cell table:formula="of:=[.E4]/([.B4]*[.D4])" office:value-type="float" office:value="0.00298157453936348">
            <text:p>0.0030</text:p>
          </table:table-cell>
          <table:table-cell office:value-type="string">
            <text:p>Abweichungen nur abhängig von Widerstand</text:p>
          </table:table-cell>
        </table:table-row>
        <table:table-row table:style-name="ro1">
          <table:table-cell/>
          <table:table-cell office:value-type="float" office:value="1800">
            <text:p>1800</text:p>
          </table:table-cell>
          <table:table-cell office:value-type="float" office:value="56">
            <text:p>56</text:p>
          </table:table-cell>
          <table:table-cell office:value-type="float" office:value="59.7">
            <text:p>59.7</text:p>
          </table:table-cell>
          <table:table-cell office:value-type="float" office:value="288">
            <text:p>288</text:p>
          </table:table-cell>
          <table:table-cell table:formula="of:=[.E5]/([.B5]*[.C5])" office:value-type="float" office:value="0.00285714285714286">
            <text:p>0.0029</text:p>
          </table:table-cell>
          <table:table-cell table:formula="of:=[.E5]/([.B5]*[.D5])" office:value-type="float" office:value="0.00268006700167504">
            <text:p>0.0027</text:p>
          </table:table-cell>
          <table:table-cell/>
        </table:table-row>
        <table:table-row table:style-name="ro1">
          <table:table-cell/>
          <table:table-cell office:value-type="float" office:value="3300">
            <text:p>3300</text:p>
          </table:table-cell>
          <table:table-cell office:value-type="float" office:value="56">
            <text:p>56</text:p>
          </table:table-cell>
          <table:table-cell office:value-type="float" office:value="59.7">
            <text:p>59.7</text:p>
          </table:table-cell>
          <table:table-cell office:value-type="float" office:value="468">
            <text:p>468</text:p>
          </table:table-cell>
          <table:table-cell table:formula="of:=[.E6]/([.B6]*[.C6])" office:value-type="float" office:value="0.00253246753246753">
            <text:p>0.0025</text:p>
          </table:table-cell>
          <table:table-cell table:formula="of:=[.E6]/([.B6]*[.D6])" office:value-type="float" office:value="0.00237551393330288">
            <text:p>0.0024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265">
            <text:p>265</text:p>
          </table:table-cell>
          <table:table-cell table:formula="of:=[.E7]/([.B7]*[.C7])" office:value-type="float" office:value="0.00265">
            <text:p>0.0027</text:p>
          </table:table-cell>
          <table:table-cell table:formula="of:=[.E7]/([.B7]*[.D7])" office:value-type="float" office:value="0.00294444444444444">
            <text:p>0.0029</text:p>
          </table:table-cell>
          <table:table-cell/>
        </table:table-row>
        <table:table-row table:style-name="ro1">
          <table:table-cell/>
          <table:table-cell office:value-type="float" office:value="1800">
            <text:p>180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30">
            <text:p>430</text:p>
          </table:table-cell>
          <table:table-cell table:formula="of:=[.E8]/([.B8]*[.C8])" office:value-type="float" office:value="0.00238888888888889">
            <text:p>0.0024</text:p>
          </table:table-cell>
          <table:table-cell table:formula="of:=[.E8]/([.B8]*[.D8])" office:value-type="float" office:value="0.00265432098765432">
            <text:p>0.0027</text:p>
          </table:table-cell>
          <table:table-cell/>
        </table:table-row>
        <table:table-row table:style-name="ro1">
          <table:table-cell/>
          <table:table-cell office:value-type="float" office:value="3300">
            <text:p>330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0">
            <text:p>700</text:p>
          </table:table-cell>
          <table:table-cell table:formula="of:=[.E9]/([.B9]*[.C9])" office:value-type="float" office:value="0.00212121212121212">
            <text:p>0.0021</text:p>
          </table:table-cell>
          <table:table-cell table:formula="of:=[.E9]/([.B9]*[.D9])" office:value-type="float" office:value="0.00235690235690236">
            <text:p>0.0024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638">
            <text:p>638</text:p>
          </table:table-cell>
          <table:table-cell table:formula="of:=[.E10]/([.B10]*[.C10])" office:value-type="float" office:value="0.0029">
            <text:p>0.0029</text:p>
          </table:table-cell>
          <table:table-cell table:formula="of:=[.E10]/([.B10]*[.D10])" office:value-type="float" office:value="0.0029537037037037">
            <text:p>0.0030</text:p>
          </table:table-cell>
          <table:table-cell/>
        </table:table-row>
        <table:table-row table:style-name="ro1">
          <table:table-cell/>
          <table:table-cell office:value-type="float" office:value="1800">
            <text:p>18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1040">
            <text:p>1040</text:p>
          </table:table-cell>
          <table:table-cell table:formula="of:=[.E11]/([.B11]*[.C11])" office:value-type="float" office:value="0.00262626262626263">
            <text:p>0.0026</text:p>
          </table:table-cell>
          <table:table-cell table:formula="of:=[.E11]/([.B11]*[.D11])" office:value-type="float" office:value="0.00267489711934156">
            <text:p>0.0027</text:p>
          </table:table-cell>
          <table:table-cell/>
        </table:table-row>
        <table:table-row table:style-name="ro1">
          <table:table-cell/>
          <table:table-cell office:value-type="float" office:value="3300">
            <text:p>33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1690">
            <text:p>1690</text:p>
          </table:table-cell>
          <table:table-cell table:formula="of:=[.E12]/([.B12]*[.C12])" office:value-type="float" office:value="0.00232782369146005">
            <text:p>0.0023</text:p>
          </table:table-cell>
          <table:table-cell table:formula="of:=[.E12]/([.B12]*[.D12])" office:value-type="float" office:value="0.0023709315375982">
            <text:p>0.0024</text:p>
          </table:table-cell>
          <table:table-cell/>
        </table:table-row>
        <table:table-row table:style-name="ro1">
          <table:table-cell/>
          <table:table-cell office:value-type="float" office:value="150000">
            <text:p>1500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table:formula="of:=58.37*1000" office:value-type="float" office:value="58370">
            <text:p>58370</text:p>
          </table:table-cell>
          <table:table-cell table:formula="of:=[.E13]/([.B13]*[.C13])" office:value-type="float" office:value="0.00176878787878788">
            <text:p>0.0018</text:p>
          </table:table-cell>
          <table:table-cell table:formula="of:=[.E13]/([.B13]*[.D13])" office:value-type="float" office:value="0.00180154320987654">
            <text:p>0.0018</text:p>
          </table:table-cell>
          <table:table-cell office:value-type="string">
            <text:p>Bei grossen Widerständen, Fehler gleich</text:p>
          </table:table-cell>
        </table:table-row>
        <table:table-row table:style-name="ro1">
          <table:table-cell/>
          <table:table-cell table:formula="of:=120000" office:value-type="float" office:value="120000">
            <text:p>1200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table:style-name="ce1" office:value-type="float" office:value="47520">
            <text:p>4.75E+004</text:p>
          </table:table-cell>
          <table:table-cell table:formula="of:=[.E14]/([.B14]*[.C14])" office:value-type="float" office:value="0.0018">
            <text:p>0.0018</text:p>
          </table:table-cell>
          <table:table-cell table:formula="of:=[.E14]/([.B14]*[.D14])" office:value-type="float" office:value="0.00183333333333333">
            <text:p>0.0018</text:p>
          </table:table-cell>
          <table:table-cell/>
        </table:table-row>
        <table:table-row table:style-name="ro1">
          <table:table-cell/>
          <table:table-cell table:formula="of:= 47 *1000" office:value-type="float" office:value="47000">
            <text:p>4700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table:formula="of:=19.6 * 1000" office:value-type="float" office:value="19600">
            <text:p>19600</text:p>
          </table:table-cell>
          <table:table-cell table:formula="of:=[.E15]/([.B15]*[.C15])" office:value-type="float" office:value="0.00189555125725338">
            <text:p>0.0019</text:p>
          </table:table-cell>
          <table:table-cell table:formula="of:=[.E15]/([.B15]*[.D15])" office:value-type="float" office:value="0.00193065405831363">
            <text:p>0.0019</text:p>
          </table:table-cell>
          <table:table-cell/>
        </table:table-row>
        <table:table-row table:style-name="ro1">
          <table:table-cell/>
          <table:table-cell table:formula="of:=120000" office:value-type="float" office:value="120000">
            <text:p>120000</text:p>
          </table:table-cell>
          <table:table-cell table:number-columns-repeated="2" office:value-type="float" office:value="1000">
            <text:p>1000</text:p>
          </table:table-cell>
          <table:table-cell table:style-name="ce1" office:value-type="float" office:value="212200">
            <text:p>2.12E+005</text:p>
          </table:table-cell>
          <table:table-cell table:formula="of:=[.E16]/([.B16]*[.C16])" office:value-type="float" office:value="0.00176833333333333">
            <text:p>0.0018</text:p>
          </table:table-cell>
          <table:table-cell table:formula="of:=[.E16]/([.B16]*[.D16])" office:value-type="float" office:value="0.00176833333333333">
            <text:p>0.0018</text:p>
          </table:table-cell>
          <table:table-cell/>
        </table:table-row>
        <table:table-row table:style-name="ro1">
          <table:table-cell/>
          <table:table-cell table:style-name="ce1" office:value-type="float" office:value="39000">
            <text:p>3.90E+004</text:p>
          </table:table-cell>
          <table:table-cell table:number-columns-repeated="2" office:value-type="float" office:value="1000">
            <text:p>1000</text:p>
          </table:table-cell>
          <table:table-cell table:style-name="ce1" office:value-type="float" office:value="69760">
            <text:p>6.98E+004</text:p>
          </table:table-cell>
          <table:table-cell table:formula="of:=[.E17]/([.B17]*[.C17])" office:value-type="float" office:value="0.00178871794871795">
            <text:p>0.0018</text:p>
          </table:table-cell>
          <table:table-cell table:formula="of:=[.E17]/([.B17]*[.D17])" office:value-type="float" office:value="0.00178871794871795">
            <text:p>0.0018</text:p>
          </table:table-cell>
          <table:table-cell/>
        </table:table-row>
        <table:table-row table:style-name="ro1">
          <table:table-cell/>
          <table:table-cell office:value-type="float" office:value="3300">
            <text:p>3300</text:p>
          </table:table-cell>
          <table:table-cell table:number-columns-repeated="2" office:value-type="float" office:value="1000">
            <text:p>1000</text:p>
          </table:table-cell>
          <table:table-cell table:style-name="ce1" office:value-type="float" office:value="7700">
            <text:p>7.70E+003</text:p>
          </table:table-cell>
          <table:table-cell table:formula="of:=[.E18]/([.B18]*[.C18])" office:value-type="float" office:value="0.00233333333333333">
            <text:p>0.0023</text:p>
          </table:table-cell>
          <table:table-cell table:formula="of:=[.E18]/([.B18]*[.D18])" office:value-type="float" office:value="0.00233333333333333">
            <text:p>0.0023</text:p>
          </table:table-cell>
          <table:table-cell/>
        </table:table-row>
        <table:table-row table:style-name="ro1">
          <table:table-cell/>
          <table:table-cell table:style-name="ce1" office:value-type="float" office:value="1800">
            <text:p>1.80E+003</text:p>
          </table:table-cell>
          <table:table-cell table:number-columns-repeated="2" office:value-type="float" office:value="1000">
            <text:p>1000</text:p>
          </table:table-cell>
          <table:table-cell table:style-name="ce1" office:value-type="float" office:value="4600">
            <text:p>4.60E+003</text:p>
          </table:table-cell>
          <table:table-cell table:formula="of:=[.E19]/([.B19]*[.C19])" office:value-type="float" office:value="0.00255555555555556">
            <text:p>0.0026</text:p>
          </table:table-cell>
          <table:table-cell table:formula="of:=[.E19]/([.B19]*[.D19])" office:value-type="float" office:value="0.00255555555555556">
            <text:p>0.0026</text:p>
          </table:table-cell>
          <table:table-cell/>
        </table:table-row>
        <table:table-row table:style-name="ro1">
          <table:table-cell/>
          <table:table-cell table:number-columns-repeated="3" office:value-type="float" office:value="1000">
            <text:p>1000</text:p>
          </table:table-cell>
          <table:table-cell table:style-name="ce1" office:value-type="float" office:value="2788">
            <text:p>2.79E+003</text:p>
          </table:table-cell>
          <table:table-cell table:formula="of:=[.E20]/([.B20]*[.C20])" office:value-type="float" office:value="0.002788">
            <text:p>0.0028</text:p>
          </table:table-cell>
          <table:table-cell table:formula="of:=[.E20]/([.B20]*[.D20])" office:value-type="float" office:value="0.002788">
            <text:p>0.002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>
            <text:p>Average:</text:p>
          </table:table-cell>
          <table:table-cell table:formula="of:=AVERAGE([.G4:.G20])" office:value-type="float" office:value="0.00239951919979116">
            <text:p>0.0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0:01:40</meta:creation-date>
    <dc:date>2012-10-21T18:06:16</dc:date>
    <meta:editing-duration>P6DT7H38M54S</meta:editing-duration>
    <meta:editing-cycles>4</meta:editing-cycles>
    <meta:generator>LibreOffice/3.6$MacOSX_x86 LibreOffice_project/e29a214-2bbed72-0621de6-a97528c-8f066d</meta:generator>
    <meta:document-statistic meta:table-count="1" meta:cell-count="116" meta:object-count="0"/>
  </office:meta>
</office:document-meta>
</file>